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165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4.401cm" svg:y="3.122cm">
          <draw:text-box>
            <text:p text:style-name="P3"><text:span text:style-name="T2">CSR I/F</text:span></text:p>
          </draw:text-box>
        </draw:frame>
        <draw:connector draw:style-name="gr3" draw:text-style-name="P5" draw:layer="layout" svg:x1="9.975cm" svg:y1="2.809cm" svg:x2="17.051cm" svg:y2="2.804cm" svg:d="M9975 2809h3538v-5h3538" svg:viewBox="0 0 7077 6">
          <text:p/>
        </draw:connector>
        <draw:custom-shape draw:style-name="gr4" draw:text-style-name="P6" draw:layer="layout" svg:width="8.958cm" svg:height="4.939cm" svg:x="1.017cm" svg:y="1.703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64cm" svg:x2="26.877cm" svg:y2="3.25cm" draw:start-shape="id1" draw:start-glue-point="3" draw:end-shape="id2" draw:end-glue-point="6" svg:d="M31034 3264h-2078v-14h-2079" svg:viewBox="0 0 4158 15">
          <text:p/>
        </draw:connector>
        <draw:connector draw:style-name="gr6" draw:text-style-name="P5" draw:layer="layout" svg:x1="26.877cm" svg:y1="1.864cm" svg:x2="31.006cm" svg:y2="1.877cm" draw:start-shape="id2" draw:start-glue-point="15" draw:end-shape="id3" draw:end-glue-point="3" svg:d="M26877 1864h2065v13h2064" svg:viewBox="0 0 4130 14">
          <text:p/>
        </draw:connector>
        <draw:connector draw:style-name="gr7" draw:text-style-name="P5" draw:layer="layout" svg:x1="31.051cm" svg:y1="6.457cm" svg:x2="26.877cm" svg:y2="6.461cm" draw:start-shape="id4" draw:start-glue-point="3" draw:end-shape="id2" draw:end-glue-point="19" svg:d="M31051 6457h-2086v4h-2088" svg:viewBox="0 0 4175 5">
          <text:p/>
        </draw:connector>
        <draw:connector draw:style-name="gr8" draw:text-style-name="P5" draw:layer="layout" svg:x1="26.877cm" svg:y1="5.539cm" svg:x2="30.954cm" svg:y2="5.556cm" draw:start-shape="id2" draw:start-glue-point="4" draw:end-shape="id5" draw:end-glue-point="3" svg:d="M26877 5539h2039v17h2038" svg:viewBox="0 0 4078 18">
          <text:p/>
        </draw:connector>
        <draw:frame draw:style-name="gr9" draw:text-style-name="P7" xml:id="id1" draw:id="id1" draw:layer="layout" svg:width="2.97cm" svg:height="0.962cm" svg:x="31.034cm" svg:y="2.783cm">
          <draw:text-box>
            <text:p>rxd</text:p>
          </draw:text-box>
        </draw:frame>
        <draw:frame draw:style-name="gr10" draw:text-style-name="P7" xml:id="id4" draw:id="id4" draw:layer="layout" svg:width="3.004cm" svg:height="0.962cm" svg:x="31.051cm" svg:y="5.976cm">
          <draw:text-box>
            <text:p>rts</text:p>
          </draw:text-box>
        </draw:frame>
        <draw:frame draw:style-name="gr11" draw:text-style-name="P7" xml:id="id5" draw:id="id5" draw:layer="layout" svg:width="3.393cm" svg:height="0.962cm" svg:x="30.954cm" svg:y="5.075cm">
          <draw:text-box>
            <text:p>cts</text:p>
          </draw:text-box>
        </draw:frame>
        <draw:frame draw:style-name="gr12" draw:text-style-name="P7" xml:id="id3" draw:id="id3" draw:layer="layout" svg:width="1.349cm" svg:height="0.962cm" svg:x="31.006cm" svg:y="1.396cm">
          <draw:text-box>
            <text:p>txd</text:p>
          </draw:text-box>
        </draw:frame>
        <draw:frame draw:style-name="gr13" draw:text-style-name="P7" draw:layer="layout" svg:width="1.278cm" svg:height="0.962cm" svg:x="19.242cm" svg:y="8.585cm">
          <draw:text-box>
            <text:p>clk</text:p>
          </draw:text-box>
        </draw:frame>
        <draw:connector draw:style-name="gr7" draw:text-style-name="P5" draw:layer="layout" svg:x1="19.857cm" svg:y1="7.349cm" svg:x2="19.858cm" svg:y2="8.529cm" draw:start-shape="id2" draw:start-glue-point="11" svg:d="M19857 7349v841h1v339" svg:viewBox="0 0 2 1181">
          <text:p/>
        </draw:connector>
        <draw:frame draw:style-name="gr2" draw:text-style-name="P4" draw:layer="layout" svg:width="4.769cm" svg:height="1.195cm" svg:x="11.319cm" svg:y="1.391cm">
          <draw:text-box>
            <text:p text:style-name="P3"><text:span text:style-name="T2">Peripheral Bus</text:span></text:p>
          </draw:text-box>
        </draw:frame>
        <draw:frame draw:style-name="gr14" draw:text-style-name="P7" draw:layer="layout" svg:width="1.49cm" svg:height="0.962cm" svg:x="21.398cm" svg:y="8.585cm">
          <draw:text-box>
            <text:p>cke</text:p>
          </draw:text-box>
        </draw:frame>
        <draw:connector draw:style-name="gr7" draw:text-style-name="P5" draw:layer="layout" svg:x1="22.013cm" svg:y1="7.349cm" svg:x2="22.014cm" svg:y2="8.529cm" svg:d="M22013 7349v841h1v339" svg:viewBox="0 0 2 1181">
          <text:p/>
        </draw:connector>
        <draw:frame draw:style-name="gr15" draw:text-style-name="P7" draw:layer="layout" svg:width="1.561cm" svg:height="0.962cm" svg:x="23.351cm" svg:y="8.585cm">
          <draw:text-box>
            <text:p>arst</text:p>
          </draw:text-box>
        </draw:frame>
        <draw:connector draw:style-name="gr7" draw:text-style-name="P5" draw:layer="layout" svg:x1="24.163cm" svg:y1="7.349cm" svg:x2="24.164cm" svg:y2="8.529cm" svg:d="M24163 7349v841h1v339" svg:viewBox="0 0 2 1181">
          <text:p/>
        </draw:connector>
        <draw:connector draw:style-name="gr8" draw:text-style-name="P5" draw:layer="layout" svg:x1="9.997cm" svg:y1="5.761cm" svg:x2="17.037cm" svg:y2="5.766cm" svg:d="M9997 5761h3520v5h3520" svg:viewBox="0 0 7041 6">
          <text:p/>
        </draw:connector>
        <draw:frame draw:style-name="gr9" draw:text-style-name="P7" draw:layer="layout" svg:width="2.97cm" svg:height="0.962cm" svg:x="14.286cm" svg:y="5.708cm">
          <draw:text-box>
            <text:p>interrup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28T03:23:18.486548647</dc:date>
    <meta:editing-duration>PT16H10M41S</meta:editing-duration>
    <meta:editing-cycles>56</meta:editing-cycles>
    <meta:generator>LibreOffice/25.8.4.2$Linux_X86_64 LibreOffice_project/580$Build-2</meta:generator>
    <meta:document-statistic meta:object-count="21"/>
  </office:meta>
</office:document-meta>
</file>